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84in"/>
    </style:style>
    <style:style style:name="co2" style:family="table-column">
      <style:table-column-properties fo:break-before="auto" style:column-width="1.0583in"/>
    </style:style>
    <style:style style:name="co3" style:family="table-column">
      <style:table-column-properties fo:break-before="auto" style:column-width="0.6866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7902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634in"/>
    </style:style>
    <style:style style:name="co9" style:family="table-column">
      <style:table-column-properties fo:break-before="auto" style:column-width="0.6043in"/>
    </style:style>
    <style:style style:name="co10" style:family="table-column">
      <style:table-column-properties fo:break-before="auto" style:column-width="0.398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8835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7"/>
    <style:style style:name="ce4" style:family="table-cell" style:parent-style-name="Default" style:data-style-name="N2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default-cell-style-name="Default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2" table:default-cell-style-name="Default"/>
        <table:table-row table:style-name="ro1">
          <table:table-cell office:value-type="string">
            <text:p>JpsiPTCut</text:p>
          </table:table-cell>
          <table:table-cell office:value-type="string">
            <text:p>JpsiPVCHI2Cut</text:p>
          </table:table-cell>
          <table:table-cell office:value-type="string">
            <text:p>MuPTCut</text:p>
          </table:table-cell>
          <table:table-cell office:value-type="string">
            <text:p>MuPCut</text:p>
          </table:table-cell>
          <table:table-cell office:value-type="string">
            <text:p>MuCHI2Cut</text:p>
          </table:table-cell>
          <table:table-cell office:value-type="string">
            <text:p>MuDLLCut</text:p>
          </table:table-cell>
          <table:table-cell office:value-type="string">
            <text:p>Mean</text:p>
          </table:table-cell>
          <table:table-cell table:style-name="Default" office:value-type="string">
            <text:p>Error</text:p>
          </table:table-cell>
          <table:table-cell office:value-type="string">
            <text:p>S</text:p>
          </table:table-cell>
          <table:table-cell table:style-name="ce2" office:value-type="string">
            <text:p>S/(S+B)</text:p>
          </table:table-cell>
          <table:table-cell table:style-name="Default" office:value-type="string">
            <text:p>S/B</text:p>
          </table:table-cell>
          <table:table-cell table:style-name="Default" office:value-type="string">
            <text:p>S/sqrt(S+B)</text:p>
          </table:table-cell>
          <table:table-cell table:style-name="Default" table:number-columns-repeated="2"/>
          <table:table-cell office:value-type="string">
            <text:p>Covariances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702188">
            <text:p>0.0702</text:p>
          </table:table-cell>
          <table:table-cell office:value-type="float" office:value="61248.3">
            <text:p>61248.3</text:p>
          </table:table-cell>
          <table:table-cell office:value-type="float" office:value="0.600896">
            <text:p>0.601</text:p>
          </table:table-cell>
          <table:table-cell office:value-type="float" office:value="1.50561">
            <text:p>1.51</text:p>
          </table:table-cell>
          <table:table-cell office:value-type="float" office:value="191.843">
            <text:p>191.84</text:p>
          </table:table-cell>
          <table:table-cell/>
          <table:table-cell office:value-type="string">
            <text:p>Cut / Mean</text:p>
          </table:table-cell>
          <table:table-cell table:style-name="ce5" table:formula="of:=CORREL('JpsiPTCut';'Mean')" office:value-type="float" office:value="0.251821609039224">
            <text:p>0.2518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02938">
            <text:p>0.0703</text:p>
          </table:table-cell>
          <table:table-cell office:value-type="float" office:value="60944.3">
            <text:p>60944.3</text:p>
          </table:table-cell>
          <table:table-cell office:value-type="float" office:value="0.602264">
            <text:p>0.602</text:p>
          </table:table-cell>
          <table:table-cell office:value-type="float" office:value="1.51423">
            <text:p>1.51</text:p>
          </table:table-cell>
          <table:table-cell office:value-type="float" office:value="191.584">
            <text:p>191.58</text:p>
          </table:table-cell>
          <table:table-cell/>
          <table:table-cell office:value-type="string">
            <text:p>Cut / Error</text:p>
          </table:table-cell>
          <table:table-cell table:style-name="ce5" table:formula="of:=CORREL('JpsiPTCut';'Error')" office:value-type="float" office:value="0.945725029459793">
            <text:p>0.9457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07119">
            <text:p>0.0707</text:p>
          </table:table-cell>
          <table:table-cell office:value-type="float" office:value="60107.5">
            <text:p>60107.5</text:p>
          </table:table-cell>
          <table:table-cell office:value-type="float" office:value="0.606363">
            <text:p>0.606</text:p>
          </table:table-cell>
          <table:table-cell office:value-type="float" office:value="1.54041">
            <text:p>1.54</text:p>
          </table:table-cell>
          <table:table-cell office:value-type="float" office:value="190.911">
            <text:p>190.91</text:p>
          </table:table-cell>
          <table:table-cell/>
          <table:table-cell office:value-type="string">
            <text:p>Cut / S</text:p>
          </table:table-cell>
          <table:table-cell table:style-name="ce5" table:formula="of:=CORREL('JpsiPTCut';'S')" office:value-type="float" office:value="-0.993276602332159">
            <text:p>-0.9933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13296">
            <text:p>0.0713</text:p>
          </table:table-cell>
          <table:table-cell office:value-type="float" office:value="58553.8">
            <text:p>58553.8</text:p>
          </table:table-cell>
          <table:table-cell office:value-type="float" office:value="0.610088">
            <text:p>0.610</text:p>
          </table:table-cell>
          <table:table-cell office:value-type="float" office:value="1.56468">
            <text:p>1.56</text:p>
          </table:table-cell>
          <table:table-cell office:value-type="float" office:value="189.005">
            <text:p>189.01</text:p>
          </table:table-cell>
          <table:table-cell/>
          <table:table-cell office:value-type="string">
            <text:p>Cut / S/(S+B)</text:p>
          </table:table-cell>
          <table:table-cell table:style-name="ce5" table:formula="of:=CORREL('JpsiPTCut';'S/(S+B)')" office:value-type="float" office:value="0.991083430791894">
            <text:p>0.99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9">
            <text:p>3099.49</text:p>
          </table:table-cell>
          <table:table-cell office:value-type="float" office:value="0.0721521">
            <text:p>0.0722</text:p>
          </table:table-cell>
          <table:table-cell office:value-type="float" office:value="56715.2">
            <text:p>56715.2</text:p>
          </table:table-cell>
          <table:table-cell office:value-type="float" office:value="0.617402">
            <text:p>0.617</text:p>
          </table:table-cell>
          <table:table-cell office:value-type="float" office:value="1.61371">
            <text:p>1.61</text:p>
          </table:table-cell>
          <table:table-cell office:value-type="float" office:value="187.126">
            <text:p>187.13</text:p>
          </table:table-cell>
          <table:table-cell/>
          <table:table-cell office:value-type="string">
            <text:p>Cut / S/B</text:p>
          </table:table-cell>
          <table:table-cell table:style-name="ce5" table:formula="of:=CORREL('JpsiPTCut';'S/B')" office:value-type="float" office:value="0.98128809381167">
            <text:p>0.9813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0735644">
            <text:p>0.0736</text:p>
          </table:table-cell>
          <table:table-cell office:value-type="float" office:value="54323.5">
            <text:p>54323.5</text:p>
          </table:table-cell>
          <table:table-cell office:value-type="float" office:value="0.626864">
            <text:p>0.627</text:p>
          </table:table-cell>
          <table:table-cell office:value-type="float" office:value="1.67999">
            <text:p>1.68</text:p>
          </table:table-cell>
          <table:table-cell office:value-type="float" office:value="184.536">
            <text:p>184.54</text:p>
          </table:table-cell>
          <table:table-cell/>
          <table:table-cell office:value-type="string">
            <text:p>Cut / S/sqrt(S+B)</text:p>
          </table:table-cell>
          <table:table-cell table:style-name="ce5" table:formula="of:=CORREL('JpsiPTCut';'S/sqrt(S+B)')" office:value-type="float" office:value="-0.978547044276116">
            <text:p>-0.9785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1">
            <text:p>3099.51</text:p>
          </table:table-cell>
          <table:table-cell office:value-type="float" office:value="0.0747748">
            <text:p>0.0748</text:p>
          </table:table-cell>
          <table:table-cell office:value-type="float" office:value="51832">
            <text:p>51832</text:p>
          </table:table-cell>
          <table:table-cell office:value-type="float" office:value="0.638011">
            <text:p>0.638</text:p>
          </table:table-cell>
          <table:table-cell office:value-type="float" office:value="1.76251">
            <text:p>1.76</text:p>
          </table:table-cell>
          <table:table-cell office:value-type="float" office:value="181.85">
            <text:p>181.85</text:p>
          </table:table-cell>
          <table:table-cell/>
          <table:table-cell office:value-type="string">
            <text:p>Error / Sig</text:p>
          </table:table-cell>
          <table:table-cell table:style-name="ce1" table:formula="of:=CORREL('Error';'S/sqrt(S+B)')" office:value-type="float" office:value="-0.986744548932946">
            <text:p>-0.9867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0765833">
            <text:p>0.0766</text:p>
          </table:table-cell>
          <table:table-cell office:value-type="float" office:value="49180.9">
            <text:p>49180.9</text:p>
          </table:table-cell>
          <table:table-cell office:value-type="float" office:value="0.648619">
            <text:p>0.649</text:p>
          </table:table-cell>
          <table:table-cell office:value-type="float" office:value="1.84591">
            <text:p>1.85</text:p>
          </table:table-cell>
          <table:table-cell office:value-type="float" office:value="178.605">
            <text:p>178.61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0785947">
            <text:p>0.0786</text:p>
          </table:table-cell>
          <table:table-cell office:value-type="float" office:value="46657.9">
            <text:p>46657.9</text:p>
          </table:table-cell>
          <table:table-cell office:value-type="float" office:value="0.661242">
            <text:p>0.661</text:p>
          </table:table-cell>
          <table:table-cell office:value-type="float" office:value="1.95196">
            <text:p>1.95</text:p>
          </table:table-cell>
          <table:table-cell office:value-type="float" office:value="175.648">
            <text:p>175.65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">
            <text:p>3099.5</text:p>
          </table:table-cell>
          <table:table-cell office:value-type="float" office:value="0.0820792">
            <text:p>0.0821</text:p>
          </table:table-cell>
          <table:table-cell office:value-type="float" office:value="42396.1">
            <text:p>42396.1</text:p>
          </table:table-cell>
          <table:table-cell office:value-type="float" office:value="0.675421">
            <text:p>0.675</text:p>
          </table:table-cell>
          <table:table-cell office:value-type="float" office:value="2.08091">
            <text:p>2.08</text:p>
          </table:table-cell>
          <table:table-cell office:value-type="float" office:value="169.219">
            <text:p>169.22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1">
            <text:p>3099.51</text:p>
          </table:table-cell>
          <table:table-cell office:value-type="float" office:value="0.0858664">
            <text:p>0.0859</text:p>
          </table:table-cell>
          <table:table-cell office:value-type="float" office:value="38551.4">
            <text:p>38551.4</text:p>
          </table:table-cell>
          <table:table-cell office:value-type="float" office:value="0.694044">
            <text:p>0.694</text:p>
          </table:table-cell>
          <table:table-cell office:value-type="float" office:value="2.26844">
            <text:p>2.27</text:p>
          </table:table-cell>
          <table:table-cell office:value-type="float" office:value="163.574">
            <text:p>163.57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0895092">
            <text:p>0.0895</text:p>
          </table:table-cell>
          <table:table-cell office:value-type="float" office:value="34844.2">
            <text:p>34844.2</text:p>
          </table:table-cell>
          <table:table-cell office:value-type="float" office:value="0.709832">
            <text:p>0.710</text:p>
          </table:table-cell>
          <table:table-cell office:value-type="float" office:value="2.44628">
            <text:p>2.45</text:p>
          </table:table-cell>
          <table:table-cell office:value-type="float" office:value="157.269">
            <text:p>157.27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4">
            <text:p>3099.54</text:p>
          </table:table-cell>
          <table:table-cell office:value-type="float" office:value="0.0940424">
            <text:p>0.0940</text:p>
          </table:table-cell>
          <table:table-cell office:value-type="float" office:value="31499.1">
            <text:p>31499.1</text:p>
          </table:table-cell>
          <table:table-cell office:value-type="float" office:value="0.727344">
            <text:p>0.727</text:p>
          </table:table-cell>
          <table:table-cell office:value-type="float" office:value="2.66763">
            <text:p>2.67</text:p>
          </table:table-cell>
          <table:table-cell office:value-type="float" office:value="151.363">
            <text:p>151.36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0989282">
            <text:p>0.0989</text:p>
          </table:table-cell>
          <table:table-cell office:value-type="float" office:value="28250.4">
            <text:p>28250.4</text:p>
          </table:table-cell>
          <table:table-cell office:value-type="float" office:value="0.737878">
            <text:p>0.738</text:p>
          </table:table-cell>
          <table:table-cell office:value-type="float" office:value="2.81501">
            <text:p>2.82</text:p>
          </table:table-cell>
          <table:table-cell office:value-type="float" office:value="144.379">
            <text:p>144.38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4">
            <text:p>3099.54</text:p>
          </table:table-cell>
          <table:table-cell office:value-type="float" office:value="0.104247">
            <text:p>0.1042</text:p>
          </table:table-cell>
          <table:table-cell office:value-type="float" office:value="25186.9">
            <text:p>25186.9</text:p>
          </table:table-cell>
          <table:table-cell office:value-type="float" office:value="0.749163">
            <text:p>0.749</text:p>
          </table:table-cell>
          <table:table-cell office:value-type="float" office:value="2.98666">
            <text:p>2.99</text:p>
          </table:table-cell>
          <table:table-cell office:value-type="float" office:value="137.365">
            <text:p>137.37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2">
            <text:p>3099.52</text:p>
          </table:table-cell>
          <table:table-cell office:value-type="float" office:value="0.110058">
            <text:p>0.1101</text:p>
          </table:table-cell>
          <table:table-cell office:value-type="float" office:value="22490.8">
            <text:p>22490.8</text:p>
          </table:table-cell>
          <table:table-cell office:value-type="float" office:value="0.759567">
            <text:p>0.760</text:p>
          </table:table-cell>
          <table:table-cell office:value-type="float" office:value="3.15917">
            <text:p>3.16</text:p>
          </table:table-cell>
          <table:table-cell office:value-type="float" office:value="130.703">
            <text:p>130.70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5">
            <text:p>3099.55</text:p>
          </table:table-cell>
          <table:table-cell office:value-type="float" office:value="0.116676">
            <text:p>0.1167</text:p>
          </table:table-cell>
          <table:table-cell office:value-type="float" office:value="19881.5">
            <text:p>19881.5</text:p>
          </table:table-cell>
          <table:table-cell office:value-type="float" office:value="0.764351">
            <text:p>0.764</text:p>
          </table:table-cell>
          <table:table-cell office:value-type="float" office:value="3.24361">
            <text:p>3.24</text:p>
          </table:table-cell>
          <table:table-cell office:value-type="float" office:value="123.274">
            <text:p>123.27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4250">
            <text:p>42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1">
            <text:p>3099.51</text:p>
          </table:table-cell>
          <table:table-cell office:value-type="float" office:value="0.123566">
            <text:p>0.1236</text:p>
          </table:table-cell>
          <table:table-cell office:value-type="float" office:value="17700.2">
            <text:p>17700.2</text:p>
          </table:table-cell>
          <table:table-cell office:value-type="float" office:value="0.773409">
            <text:p>0.773</text:p>
          </table:table-cell>
          <table:table-cell office:value-type="float" office:value="3.41324">
            <text:p>3.41</text:p>
          </table:table-cell>
          <table:table-cell office:value-type="float" office:value="117.002">
            <text:p>117.00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53">
            <text:p>3099.53</text:p>
          </table:table-cell>
          <table:table-cell office:value-type="float" office:value="0.13084">
            <text:p>0.1308</text:p>
          </table:table-cell>
          <table:table-cell office:value-type="float" office:value="15760.5">
            <text:p>15760.5</text:p>
          </table:table-cell>
          <table:table-cell office:value-type="float" office:value="0.780531">
            <text:p>0.781</text:p>
          </table:table-cell>
          <table:table-cell office:value-type="float" office:value="3.55646">
            <text:p>3.56</text:p>
          </table:table-cell>
          <table:table-cell office:value-type="float" office:value="110.912">
            <text:p>110.91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8">
            <text:p>3099.48</text:p>
          </table:table-cell>
          <table:table-cell office:value-type="float" office:value="0.140186">
            <text:p>0.1402</text:p>
          </table:table-cell>
          <table:table-cell office:value-type="float" office:value="13999.3">
            <text:p>13999.3</text:p>
          </table:table-cell>
          <table:table-cell office:value-type="float" office:value="0.788382">
            <text:p>0.788</text:p>
          </table:table-cell>
          <table:table-cell office:value-type="float" office:value="3.7255">
            <text:p>3.73</text:p>
          </table:table-cell>
          <table:table-cell office:value-type="float" office:value="105.056">
            <text:p>105.06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99.46">
            <text:p>3099.46</text:p>
          </table:table-cell>
          <table:table-cell office:value-type="float" office:value="0.149647">
            <text:p>0.1496</text:p>
          </table:table-cell>
          <table:table-cell office:value-type="float" office:value="12480.9">
            <text:p>12480.9</text:p>
          </table:table-cell>
          <table:table-cell office:value-type="float" office:value="0.79532">
            <text:p>0.795</text:p>
          </table:table-cell>
          <table:table-cell office:value-type="float" office:value="3.88567">
            <text:p>3.89</text:p>
          </table:table-cell>
          <table:table-cell office:value-type="float" office:value="99.631">
            <text:p>99.63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2">
          <table:table-cell table:number-columns-repeated="7"/>
          <table:table-cell table:style-name="Default"/>
          <table:table-cell/>
          <table:table-cell table:style-name="Default" table:number-columns-repeated="5"/>
          <table:table-cell office:value-type="string">
            <text:p><text:s/></text:p>
          </table:table-cell>
        </table:table-row>
      </table:table>
      <table:table table:name="Error" table:style-name="ta1" table:print="false">
        <table:shapes>
          <draw:frame draw:z-index="0" draw:style-name="gr1" svg:width="5in" svg:height="5in" svg:x="0in" svg:y="0in">
            <draw:object draw:notify-on-update-of-ranges="Data.H1:Data.H1 Data.H2:Data.H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" table:style-name="ta1" table:print="false">
        <table:shapes>
          <draw:frame draw:z-index="0" draw:style-name="gr1" svg:width="5in" svg:height="5in" svg:x="0in" svg:y="0in">
            <draw:object draw:notify-on-update-of-ranges="Data.I1:Data.I1 Data.I2:Data.I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 + B" table:style-name="ta1" table:print="false">
        <table:shapes>
          <draw:frame draw:z-index="0" draw:style-name="gr1" svg:width="5in" svg:height="5in" svg:x="0in" svg:y="0in">
            <draw:object draw:notify-on-update-of-ranges="Data.J1:Data.J1 Data.J1:Data.J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B" table:style-name="ta1" table:print="false">
        <table:shapes>
          <draw:frame draw:z-index="0" draw:style-name="gr1" svg:width="5in" svg:height="5in" svg:x="0in" svg:y="0in">
            <draw:object draw:notify-on-update-of-ranges="Data.K1:Data.K1 Data.K2:Data.K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table table:name="S over sqrt(S+B)" table:style-name="ta1" table:print="false">
        <table:shapes>
          <draw:frame draw:z-index="0" draw:style-name="gr1" svg:width="5in" svg:height="5in" svg:x="0in" svg:y="0in">
            <draw:object draw:notify-on-update-of-ranges="Data.L1:Data.L1 Data.L2:Data.L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row table:style-name="ro2">
          <table:table-cell/>
        </table:table-row>
      </table:table>
      <table:named-expressions>
        <table:named-range table:name="BB" table:base-cell-address="$Data.$B$1" table:cell-range-address="$Data.$B$2:.$B$655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DejaVu LGC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2/22/2013</text:date>, <text:time>15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2-22T15:31:58</dc:date>
    <dc:creator>Jack Wimberley</dc:creator>
    <meta:generator>OpenOffice.org/3.1$Unix OpenOffice.org_project/310m19$Build-9420</meta:generator>
    <meta:editing-duration>PT01H02M32S</meta:editing-duration>
    <meta:editing-cycles>4</meta:editing-cycles>
    <meta:document-statistic meta:table-count="6" meta:cell-count="29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162cm" svg:y="6.068cm" chart:style-name="ch2"/>
        <chart:plot-area chart:style-name="ch3" table:cell-range-address="Data.H1:Data.H22" chart:data-source-has-labels="row" svg:x="0.254cm" svg:y="0.254cm" svg:width="10.655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H2:Data.H22" chart:label-cell-address="Data.H1:Data.H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H1:Data.H1">Err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2188">
                <text:p text:id="Data.H2:Data.H22">0.07021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2938">
                <text:p>0.0702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7119">
                <text:p>0.0707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3296">
                <text:p>0.0713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21521">
                <text:p>0.0721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5644">
                <text:p>0.0735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47748">
                <text:p>0.0747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5833">
                <text:p>0.0765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85947">
                <text:p>0.0785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20792">
                <text:p>0.0820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8664">
                <text:p>0.085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95092">
                <text:p>0.0895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40424">
                <text:p>0.0940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89282">
                <text:p>0.0989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247">
                <text:p>0.104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058">
                <text:p>0.110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6676">
                <text:p>0.116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3566">
                <text:p>0.1235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084">
                <text:p>0.13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0186">
                <text:p>0.140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9647">
                <text:p>0.149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585cm" svg:y="6.068cm" chart:style-name="ch2"/>
        <chart:plot-area chart:style-name="ch3" table:cell-range-address="Data.I1:Data.I22" chart:data-source-has-labels="row" svg:x="0.254cm" svg:y="0.254cm" svg:width="11.078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I2:Data.I22" chart:label-cell-address="Data.I1:Data.I1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I1:Data.I1">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48.3">
                <text:p text:id="Data.I2:Data.I22">61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944.3">
                <text:p>6094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107.5">
                <text:p>6010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553.8">
                <text:p>58553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715.2">
                <text:p>5671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323.5">
                <text:p>5432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832">
                <text:p>51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180.9">
                <text:p>4918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657.9">
                <text:p>4665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396.1">
                <text:p>4239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551.4">
                <text:p>38551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844.2">
                <text:p>3484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499.1">
                <text:p>3149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50.4">
                <text:p>2825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186.9">
                <text:p>2518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90.8">
                <text:p>2249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81.5">
                <text:p>1988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00.2">
                <text:p>1770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60.5">
                <text:p>1576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99.3">
                <text:p>1399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80.9">
                <text:p>12480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712cm" svg:y="6.068cm" chart:style-name="ch2"/>
        <chart:plot-area chart:style-name="ch3" table:cell-range-address="Data.J1:Data.J22" chart:data-source-has-labels="row" svg:x="0.254cm" svg:y="0.254cm" svg:width="10.205cm" svg:height="11.93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J1:Data.J22" chart:label-cell-address="Data.J1:Data.J1" chart:class="chart:scatte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J1:Data.J1">S/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Data.J1:Data.J2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0896">
                <text:p>0.60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2264">
                <text:p>0.602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6363">
                <text:p>0.606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0088">
                <text:p>0.61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402">
                <text:p>0.617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6864">
                <text:p>0.626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8011">
                <text:p>0.638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8619">
                <text:p>0.6486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61242">
                <text:p>0.661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5421">
                <text:p>0.6754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4044">
                <text:p>0.694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9832">
                <text:p>0.709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344">
                <text:p>0.72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7878">
                <text:p>0.737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9163">
                <text:p>0.749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9567">
                <text:p>0.759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4351">
                <text:p>0.764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3409">
                <text:p>0.773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0531">
                <text:p>0.780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8382">
                <text:p>0.788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532">
                <text:p>0.79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1.294cm" svg:y="6.068cm" chart:style-name="ch2"/>
        <chart:plot-area chart:style-name="ch3" table:cell-range-address="Data.K1:Data.K22" chart:data-source-has-labels="row" svg:x="0.254cm" svg:y="0.254cm" svg:width="10.787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K2:Data.K22" chart:label-cell-address="Data.K1:Data.K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K1:Data.K1">S/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0561">
                <text:p text:id="Data.K2:Data.K22">1.50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1423">
                <text:p>1.51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041">
                <text:p>1.54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6468">
                <text:p>1.56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1371">
                <text:p>1.6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999">
                <text:p>1.6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6251">
                <text:p>1.76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4591">
                <text:p>1.845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196">
                <text:p>1.95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8091">
                <text:p>2.08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6844">
                <text:p>2.26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4628">
                <text:p>2.44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6763">
                <text:p>2.66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501">
                <text:p>2.81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8666">
                <text:p>2.98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5917">
                <text:p>3.15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4361">
                <text:p>3.24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324">
                <text:p>3.41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5646">
                <text:p>3.55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255">
                <text:p>3.7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8567">
                <text:p>3.885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12.701cm" chart:class="chart:scatter" chart:style-name="ch1">
        <chart:legend chart:legend-position="end" svg:x="10.236cm" svg:y="6.068cm" chart:style-name="ch2"/>
        <chart:plot-area chart:style-name="ch3" table:cell-range-address="Data.L1:Data.L22" chart:data-source-has-labels="row" svg:x="0.254cm" svg:y="0.254cm" svg:width="9.729cm" svg:height="11.9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L2:Data.L22" chart:label-cell-address="Data.L1:Data.L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.L1:Data.L1">S/sqrt(S+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.843">
                <text:p text:id="Data.L2:Data.L22">191.8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.584">
                <text:p>191.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.911">
                <text:p>190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.005">
                <text:p>189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126">
                <text:p>187.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4.536">
                <text:p>184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.85">
                <text:p>18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.605">
                <text:p>178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.648">
                <text:p>175.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.219">
                <text:p>169.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3.574">
                <text:p>163.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.269">
                <text:p>157.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.363">
                <text:p>151.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.379">
                <text:p>144.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.365">
                <text:p>137.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.703">
                <text:p>130.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.274">
                <text:p>123.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.002">
                <text:p>117.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.912">
                <text:p>110.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.056">
                <text:p>105.0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631">
                <text:p>99.6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